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54in"/>
    </style:style>
    <style:style style:name="co2" style:family="table-column">
      <style:table-column-properties fo:break-before="auto" style:column-width="0.698in"/>
    </style:style>
    <style:style style:name="co3" style:family="table-column">
      <style:table-column-properties fo:break-before="auto" style:column-width="1.4846in"/>
    </style:style>
    <style:style style:name="co4" style:family="table-column">
      <style:table-column-properties fo:break-before="auto" style:column-width="1.5839in"/>
    </style:style>
    <style:style style:name="co5" style:family="table-column">
      <style:table-column-properties fo:break-before="auto" style:column-width="1.7398in"/>
    </style:style>
    <style:style style:name="co6" style:family="table-column">
      <style:table-column-properties fo:break-before="auto" style:column-width="0.7091in"/>
    </style:style>
    <style:style style:name="ro1" style:family="table-row">
      <style:table-row-properties style:row-height="0.295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591in" fo:break-before="auto" style:use-optimal-row-height="true"/>
    </style:style>
    <style:style style:name="ro4" style:family="table-row">
      <style:table-row-properties style:row-height="0.2811in" fo:break-before="auto" style:use-optimal-row-height="false"/>
    </style:style>
    <style:style style:name="ro5" style:family="table-row">
      <style:table-row-properties style:row-height="0.1953in" fo:break-before="auto" style:use-optimal-row-height="true"/>
    </style:style>
    <style:style style:name="ta1" style:family="table" style:master-page-name="PageStyle_5f_TH_20_6_20_NAS">
      <style:table-properties table:display="true" style:writing-mode="lr-tb"/>
    </style: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9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Excel_20_Built-in_20_Normal">
      <style:table-cell-properties fo:border-bottom="0.0138in solid #000000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Excel_20_Built-in_20_Normal" style:data-style-name="N5003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Excel_20_Built-in_20_Normal" style:data-style-name="N5003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Excel_20_Built-in_20_Normal" style:data-style-name="N5003">
      <style:table-cell-properties fo:border-bottom="0.0138in solid #000000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Excel_20_Built-in_20_Normal" style:data-style-name="N5003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Excel_20_Built-in_20_Normal" style:data-style-name="N5003">
      <style:table-cell-properties fo:border-bottom="0.000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Excel_20_Built-in_20_Normal" style:data-style-name="N5003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Excel_20_Built-in_20_Normal" style:data-style-name="N117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Excel_20_Built-in_20_Normal" style:data-style-name="N117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Excel_20_Built-in_20_Normal" style:data-style-name="N117">
      <style:table-cell-properties fo:border-bottom="0.0008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Excel_20_Built-in_20_Normal" style:data-style-name="N117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Excel_20_Built-in_20_Normal" style:data-style-name="N117">
      <style:table-cell-properties fo:background-color="#d9d9d9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25" style:family="table-cell" style:parent-style-name="Excel_20_Built-in_20_Normal" style:data-style-name="N117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Excel_20_Built-in_20_Normal" style:data-style-name="N5003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Excel_20_Built-in_20_Normal" style:data-style-name="N5003">
      <style:table-cell-properties fo:border-bottom="0.0008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Excel_20_Built-in_20_Normal" style:data-style-name="N5003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Excel_20_Built-in_20_Normal" style:data-style-name="N5003">
      <style:table-cell-properties fo:background-color="#00000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H 8 NAS" table:style-name="ta1" table:print="false">
        <office:forms form:automatic-focus="false" form:apply-design-mode="false"/>
        <table:table-column table:style-name="co1" table:default-cell-style-name="ce8"/>
        <table:table-column table:style-name="co2" table:number-columns-repeated="2" table:default-cell-style-name="ce8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1017" table:default-cell-style-name="ce8"/>
        <table:table-column table:style-name="co6" table:default-cell-style-name="Default"/>
        <table:table-row table:style-name="ro1">
          <table:table-cell table:style-name="ce1" office:value-type="string">
            <text:p>PAJAK PTO BIOSKOP BALEKOTA XXI</text:p>
          </table:table-cell>
          <table:table-cell table:style-name="ce1" table:number-columns-repeated="2"/>
          <table:table-cell table:style-name="ce17" table:number-columns-repeated="3"/>
          <table:table-cell table:style-name="ce30" table:number-columns-repeated="1017"/>
          <table:table-cell/>
        </table:table-row>
        <table:table-row table:style-name="ro2">
          <table:table-cell table:style-name="ce2" office:value-type="string">
            <text:p>THEATER 8 NASIONAL</text:p>
          </table:table-cell>
          <table:table-cell table:style-name="ce2" table:number-columns-repeated="2"/>
          <table:table-cell table:style-name="ce17" table:number-columns-repeated="3"/>
          <table:table-cell table:style-name="ce30" table:number-columns-repeated="1017"/>
          <table:table-cell/>
        </table:table-row>
        <table:table-row table:style-name="ro3">
          <table:table-cell table:style-name="ce2" office:value-type="string">
            <text:p>HTM : Rp. 25.000,-/ Rp. 30.000,-/ Rp. 40.000,-</text:p>
          </table:table-cell>
          <table:table-cell table:style-name="ce2" table:number-columns-repeated="2"/>
          <table:table-cell table:style-name="ce18" table:number-columns-repeated="3"/>
          <table:table-cell table:style-name="ce2" table:number-columns-repeated="1017"/>
          <table:table-cell/>
        </table:table-row>
        <table:table-row table:style-name="ro2">
          <table:table-cell table:style-name="ce2" office:value-type="string">
            <text:p>PERIODE : JANUARI 2016</text:p>
          </table:table-cell>
          <table:table-cell table:style-name="ce2" table:number-columns-repeated="2"/>
          <table:table-cell table:style-name="ce18" table:number-columns-repeated="3"/>
          <table:table-cell table:style-name="ce2" table:number-columns-repeated="1017"/>
          <table:table-cell/>
        </table:table-row>
        <table:table-row table:style-name="ro2">
          <table:table-cell table:style-name="ce3" office:value-type="string" table:number-columns-spanned="1" table:number-rows-spanned="2">
            <text:p>TGL</text:p>
          </table:table-cell>
          <table:table-cell table:style-name="ce9" office:value-type="string">
            <text:p>JML</text:p>
          </table:table-cell>
          <table:table-cell table:style-name="ce12" office:value-type="string" table:number-columns-spanned="1" table:number-rows-spanned="2">
            <text:p>HTM</text:p>
          </table:table-cell>
          <table:table-cell table:style-name="ce19" office:value-type="string" table:number-columns-spanned="3" table:number-rows-spanned="1">
            <text:p>STUDIO 8</text:p>
          </table:table-cell>
          <table:covered-table-cell table:number-columns-repeated="2" table:style-name="ce19"/>
          <table:table-cell table:style-name="ce2" table:number-columns-repeated="1017"/>
          <table:table-cell/>
        </table:table-row>
        <table:table-row table:style-name="ro2">
          <table:covered-table-cell table:style-name="ce3"/>
          <table:table-cell table:style-name="ce10" office:value-type="string">
            <text:p>PENTN</text:p>
          </table:table-cell>
          <table:covered-table-cell table:style-name="ce13"/>
          <table:table-cell table:style-name="ce19" office:value-type="string">
            <text:p>OMZET (G)</text:p>
          </table:table-cell>
          <table:table-cell table:style-name="ce19" office:value-type="string">
            <text:p>(DPP)</text:p>
          </table:table-cell>
          <table:table-cell table:style-name="ce19" office:value-type="string">
            <text:p>PAJAK</text:p>
          </table:table-cell>
          <table:table-cell table:style-name="ce2" table:number-columns-repeated="1017"/>
          <table:table-cell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float" office:value="241">
            <text:p>241</text:p>
          </table:table-cell>
          <table:table-cell table:style-name="ce14" office:value-type="float" office:value="40000">
            <text:p>40,000</text:p>
          </table:table-cell>
          <table:table-cell table:style-name="ce20" table:formula="of:=SUM([.B7]*[.C7])" office:value-type="float" office:value="9640000">
            <text:p>9,640,000</text:p>
          </table:table-cell>
          <table:table-cell table:style-name="ce20" table:formula="of:=SUM([.D7]*100/110)" office:value-type="float" office:value="8763636.36363636">
            <text:p>8,763,636</text:p>
          </table:table-cell>
          <table:table-cell table:style-name="ce26" table:formula="of:=SUM([.E7]*0.1)" office:value-type="float" office:value="876363.636363636">
            <text:p>876,364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5" office:value-type="float" office:value="176">
            <text:p>176</text:p>
          </table:table-cell>
          <table:table-cell table:style-name="ce15" office:value-type="float" office:value="40000">
            <text:p>40,000</text:p>
          </table:table-cell>
          <table:table-cell table:style-name="ce21" table:formula="of:=SUM([.B8]*[.C8])" office:value-type="float" office:value="7040000">
            <text:p>7,040,000</text:p>
          </table:table-cell>
          <table:table-cell table:style-name="ce21" table:formula="of:=SUM([.D8]*100/110)" office:value-type="float" office:value="6400000">
            <text:p>6,400,000</text:p>
          </table:table-cell>
          <table:table-cell table:style-name="ce27" table:formula="of:=SUM([.E8]*0.1)" office:value-type="float" office:value="640000">
            <text:p>640,000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office:value-type="float" office:value="132">
            <text:p>132</text:p>
          </table:table-cell>
          <table:table-cell table:style-name="ce15" office:value-type="float" office:value="40000">
            <text:p>40,000</text:p>
          </table:table-cell>
          <table:table-cell table:style-name="ce21" table:formula="of:=SUM([.B9]*[.C9])" office:value-type="float" office:value="5280000">
            <text:p>5,280,000</text:p>
          </table:table-cell>
          <table:table-cell table:style-name="ce21" table:formula="of:=SUM([.D9]*100/110)" office:value-type="float" office:value="4800000">
            <text:p>4,800,000</text:p>
          </table:table-cell>
          <table:table-cell table:style-name="ce27" table:formula="of:=SUM([.E9]*0.1)" office:value-type="float" office:value="480000">
            <text:p>480,000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5" office:value-type="float" office:value="205">
            <text:p>205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10]*[.C10])" office:value-type="float" office:value="5125000">
            <text:p>5,125,000</text:p>
          </table:table-cell>
          <table:table-cell table:style-name="ce21" table:formula="of:=SUM([.D10]*100/110)" office:value-type="float" office:value="4659090.90909091">
            <text:p>4,659,091</text:p>
          </table:table-cell>
          <table:table-cell table:style-name="ce27" table:formula="of:=SUM([.E10]*0.1)" office:value-type="float" office:value="465909.090909091">
            <text:p>465,909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5" office:value-type="float" office:value="91">
            <text:p>91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11]*[.C11])" office:value-type="float" office:value="2275000">
            <text:p>2,275,000</text:p>
          </table:table-cell>
          <table:table-cell table:style-name="ce21" table:formula="of:=SUM([.D11]*100/110)" office:value-type="float" office:value="2068181.81818182">
            <text:p>2,068,182</text:p>
          </table:table-cell>
          <table:table-cell table:style-name="ce27" table:formula="of:=SUM([.E11]*0.1)" office:value-type="float" office:value="206818.181818182">
            <text:p>206,818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5" office:value-type="float" office:value="108">
            <text:p>108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12]*[.C12])" office:value-type="float" office:value="2700000">
            <text:p>2,700,000</text:p>
          </table:table-cell>
          <table:table-cell table:style-name="ce21" table:formula="of:=SUM([.D12]*100/110)" office:value-type="float" office:value="2454545.45454545">
            <text:p>2,454,545</text:p>
          </table:table-cell>
          <table:table-cell table:style-name="ce27" table:formula="of:=SUM([.E12]*0.1)" office:value-type="float" office:value="245454.545454545">
            <text:p>245,455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5" office:value-type="float" office:value="70">
            <text:p>70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13]*[.C13])" office:value-type="float" office:value="1750000">
            <text:p>1,750,000</text:p>
          </table:table-cell>
          <table:table-cell table:style-name="ce21" table:formula="of:=SUM([.D13]*100/110)" office:value-type="float" office:value="1590909.09090909">
            <text:p>1,590,909</text:p>
          </table:table-cell>
          <table:table-cell table:style-name="ce27" table:formula="of:=SUM([.E13]*0.1)" office:value-type="float" office:value="159090.909090909">
            <text:p>159,091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5" office:value-type="float" office:value="32">
            <text:p>32</text:p>
          </table:table-cell>
          <table:table-cell table:style-name="ce15" office:value-type="float" office:value="30000">
            <text:p>30,000</text:p>
          </table:table-cell>
          <table:table-cell table:style-name="ce21" table:formula="of:=SUM([.B14]*[.C14])" office:value-type="float" office:value="960000">
            <text:p>960,000</text:p>
          </table:table-cell>
          <table:table-cell table:style-name="ce21" table:formula="of:=SUM([.D14]*100/110)" office:value-type="float" office:value="872727.272727273">
            <text:p>872,727</text:p>
          </table:table-cell>
          <table:table-cell table:style-name="ce27" table:formula="of:=SUM([.E14]*0.1)" office:value-type="float" office:value="87272.7272727273">
            <text:p>87,273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5" office:value-type="float" office:value="100">
            <text:p>100</text:p>
          </table:table-cell>
          <table:table-cell table:style-name="ce15" office:value-type="float" office:value="40000">
            <text:p>40,000</text:p>
          </table:table-cell>
          <table:table-cell table:style-name="ce21" table:formula="of:=SUM([.B15]*[.C15])" office:value-type="float" office:value="4000000">
            <text:p>4,000,000</text:p>
          </table:table-cell>
          <table:table-cell table:style-name="ce21" table:formula="of:=SUM([.D15]*100/110)" office:value-type="float" office:value="3636363.63636364">
            <text:p>3,636,364</text:p>
          </table:table-cell>
          <table:table-cell table:style-name="ce27" table:formula="of:=SUM([.E15]*0.1)" office:value-type="float" office:value="363636.363636364">
            <text:p>363,636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5" office:value-type="float" office:value="105">
            <text:p>105</text:p>
          </table:table-cell>
          <table:table-cell table:style-name="ce15" office:value-type="float" office:value="40000">
            <text:p>40,000</text:p>
          </table:table-cell>
          <table:table-cell table:style-name="ce21" table:formula="of:=SUM([.B16]*[.C16])" office:value-type="float" office:value="4200000">
            <text:p>4,200,000</text:p>
          </table:table-cell>
          <table:table-cell table:style-name="ce21" table:formula="of:=SUM([.D16]*100/110)" office:value-type="float" office:value="3818181.81818182">
            <text:p>3,818,182</text:p>
          </table:table-cell>
          <table:table-cell table:style-name="ce27" table:formula="of:=SUM([.E16]*0.1)" office:value-type="float" office:value="381818.181818182">
            <text:p>381,818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5" office:value-type="float" office:value="58">
            <text:p>58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17]*[.C17])" office:value-type="float" office:value="1450000">
            <text:p>1,450,000</text:p>
          </table:table-cell>
          <table:table-cell table:style-name="ce21" table:formula="of:=SUM([.D17]*100/110)" office:value-type="float" office:value="1318181.81818182">
            <text:p>1,318,182</text:p>
          </table:table-cell>
          <table:table-cell table:style-name="ce27" table:formula="of:=SUM([.E17]*0.1)" office:value-type="float" office:value="131818.181818182">
            <text:p>131,818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5" office:value-type="float" office:value="41">
            <text:p>41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18]*[.C18])" office:value-type="float" office:value="1025000">
            <text:p>1,025,000</text:p>
          </table:table-cell>
          <table:table-cell table:style-name="ce21" table:formula="of:=SUM([.D18]*100/110)" office:value-type="float" office:value="931818.181818182">
            <text:p>931,818</text:p>
          </table:table-cell>
          <table:table-cell table:style-name="ce27" table:formula="of:=SUM([.E18]*0.1)" office:value-type="float" office:value="93181.8181818182">
            <text:p>93,182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19]*[.C19])" office:value-type="float" office:value="0">
            <text:p>0</text:p>
          </table:table-cell>
          <table:table-cell table:style-name="ce21" table:formula="of:=SUM([.D19]*100/110)" office:value-type="float" office:value="0">
            <text:p>0</text:p>
          </table:table-cell>
          <table:table-cell table:style-name="ce27" table:formula="of:=SUM([.E19]*0.1)" office:value-type="float" office:value="0">
            <text:p>0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20]*[.C20])" office:value-type="float" office:value="0">
            <text:p>0</text:p>
          </table:table-cell>
          <table:table-cell table:style-name="ce21" table:formula="of:=SUM([.D20]*100/110)" office:value-type="float" office:value="0">
            <text:p>0</text:p>
          </table:table-cell>
          <table:table-cell table:style-name="ce27" table:formula="of:=SUM([.E20]*0.1)" office:value-type="float" office:value="0">
            <text:p>0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5" office:value-type="float" office:value="59">
            <text:p>59</text:p>
          </table:table-cell>
          <table:table-cell table:style-name="ce15" office:value-type="float" office:value="30000">
            <text:p>30,000</text:p>
          </table:table-cell>
          <table:table-cell table:style-name="ce21" table:formula="of:=SUM([.B21]*[.C21])" office:value-type="float" office:value="1770000">
            <text:p>1,770,000</text:p>
          </table:table-cell>
          <table:table-cell table:style-name="ce21" table:formula="of:=SUM([.D21]*100/110)" office:value-type="float" office:value="1609090.90909091">
            <text:p>1,609,091</text:p>
          </table:table-cell>
          <table:table-cell table:style-name="ce27" table:formula="of:=SUM([.E21]*0.1)" office:value-type="float" office:value="160909.090909091">
            <text:p>160,909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5" office:value-type="float" office:value="59">
            <text:p>59</text:p>
          </table:table-cell>
          <table:table-cell table:style-name="ce15" office:value-type="float" office:value="40000">
            <text:p>40,000</text:p>
          </table:table-cell>
          <table:table-cell table:style-name="ce21" table:formula="of:=SUM([.B22]*[.C22])" office:value-type="float" office:value="2360000">
            <text:p>2,360,000</text:p>
          </table:table-cell>
          <table:table-cell table:style-name="ce21" table:formula="of:=SUM([.D22]*100/110)" office:value-type="float" office:value="2145454.54545455">
            <text:p>2,145,455</text:p>
          </table:table-cell>
          <table:table-cell table:style-name="ce27" table:formula="of:=SUM([.E22]*0.1)" office:value-type="float" office:value="214545.454545455">
            <text:p>214,545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5" office:value-type="float" office:value="61">
            <text:p>61</text:p>
          </table:table-cell>
          <table:table-cell table:style-name="ce15" office:value-type="float" office:value="40000">
            <text:p>40,000</text:p>
          </table:table-cell>
          <table:table-cell table:style-name="ce21" table:formula="of:=SUM([.B23]*[.C23])" office:value-type="float" office:value="2440000">
            <text:p>2,440,000</text:p>
          </table:table-cell>
          <table:table-cell table:style-name="ce21" table:formula="of:=SUM([.D23]*100/110)" office:value-type="float" office:value="2218181.81818182">
            <text:p>2,218,182</text:p>
          </table:table-cell>
          <table:table-cell table:style-name="ce27" table:formula="of:=SUM([.E23]*0.1)" office:value-type="float" office:value="221818.181818182">
            <text:p>221,818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5" office:value-type="float" office:value="88">
            <text:p>88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24]*[.C24])" office:value-type="float" office:value="2200000">
            <text:p>2,200,000</text:p>
          </table:table-cell>
          <table:table-cell table:style-name="ce21" table:formula="of:=SUM([.D24]*100/110)" office:value-type="float" office:value="2000000">
            <text:p>2,000,000</text:p>
          </table:table-cell>
          <table:table-cell table:style-name="ce27" table:formula="of:=SUM([.E24]*0.1)" office:value-type="float" office:value="200000">
            <text:p>200,000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25]*[.C25])" office:value-type="float" office:value="0">
            <text:p>0</text:p>
          </table:table-cell>
          <table:table-cell table:style-name="ce21" table:formula="of:=SUM([.D25]*100/110)" office:value-type="float" office:value="0">
            <text:p>0</text:p>
          </table:table-cell>
          <table:table-cell table:style-name="ce27" table:formula="of:=SUM([.E25]*0.1)" office:value-type="float" office:value="0">
            <text:p>0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26]*[.C26])" office:value-type="float" office:value="0">
            <text:p>0</text:p>
          </table:table-cell>
          <table:table-cell table:style-name="ce21" table:formula="of:=SUM([.D26]*100/110)" office:value-type="float" office:value="0">
            <text:p>0</text:p>
          </table:table-cell>
          <table:table-cell table:style-name="ce27" table:formula="of:=SUM([.E26]*0.1)" office:value-type="float" office:value="0">
            <text:p>0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5" office:value-type="float" office:value="165">
            <text:p>165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27]*[.C27])" office:value-type="float" office:value="4125000">
            <text:p>4,125,000</text:p>
          </table:table-cell>
          <table:table-cell table:style-name="ce21" table:formula="of:=SUM([.D27]*100/110)" office:value-type="float" office:value="3750000">
            <text:p>3,750,000</text:p>
          </table:table-cell>
          <table:table-cell table:style-name="ce27" table:formula="of:=SUM([.E27]*0.1)" office:value-type="float" office:value="375000">
            <text:p>375,000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5" office:value-type="float" office:value="123">
            <text:p>123</text:p>
          </table:table-cell>
          <table:table-cell table:style-name="ce15" office:value-type="float" office:value="30000">
            <text:p>30,000</text:p>
          </table:table-cell>
          <table:table-cell table:style-name="ce21" table:formula="of:=SUM([.B28]*[.C28])" office:value-type="float" office:value="3690000">
            <text:p>3,690,000</text:p>
          </table:table-cell>
          <table:table-cell table:style-name="ce21" table:formula="of:=SUM([.D28]*100/110)" office:value-type="float" office:value="3354545.45454545">
            <text:p>3,354,545</text:p>
          </table:table-cell>
          <table:table-cell table:style-name="ce27" table:formula="of:=SUM([.E28]*0.1)" office:value-type="float" office:value="335454.545454545">
            <text:p>335,455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5" office:value-type="float" office:value="153">
            <text:p>153</text:p>
          </table:table-cell>
          <table:table-cell table:style-name="ce15" office:value-type="float" office:value="40000">
            <text:p>40,000</text:p>
          </table:table-cell>
          <table:table-cell table:style-name="ce21" table:formula="of:=SUM([.B29]*[.C29])" office:value-type="float" office:value="6120000">
            <text:p>6,120,000</text:p>
          </table:table-cell>
          <table:table-cell table:style-name="ce21" table:formula="of:=SUM([.D29]*100/110)" office:value-type="float" office:value="5563636.36363636">
            <text:p>5,563,636</text:p>
          </table:table-cell>
          <table:table-cell table:style-name="ce27" table:formula="of:=SUM([.E29]*0.1)" office:value-type="float" office:value="556363.636363636">
            <text:p>556,364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5" office:value-type="float" office:value="181">
            <text:p>181</text:p>
          </table:table-cell>
          <table:table-cell table:style-name="ce15" office:value-type="float" office:value="40000">
            <text:p>40,000</text:p>
          </table:table-cell>
          <table:table-cell table:style-name="ce21" table:formula="of:=SUM([.B30]*[.C30])" office:value-type="float" office:value="7240000">
            <text:p>7,240,000</text:p>
          </table:table-cell>
          <table:table-cell table:style-name="ce21" table:formula="of:=SUM([.D30]*100/110)" office:value-type="float" office:value="6581818.18181818">
            <text:p>6,581,818</text:p>
          </table:table-cell>
          <table:table-cell table:style-name="ce27" table:formula="of:=SUM([.E30]*0.1)" office:value-type="float" office:value="658181.818181818">
            <text:p>658,182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5" office:value-type="float" office:value="100">
            <text:p>100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31]*[.C31])" office:value-type="float" office:value="2500000">
            <text:p>2,500,000</text:p>
          </table:table-cell>
          <table:table-cell table:style-name="ce21" table:formula="of:=SUM([.D31]*100/110)" office:value-type="float" office:value="2272727.27272727">
            <text:p>2,272,727</text:p>
          </table:table-cell>
          <table:table-cell table:style-name="ce27" table:formula="of:=SUM([.E31]*0.1)" office:value-type="float" office:value="227272.727272727">
            <text:p>227,273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5" office:value-type="float" office:value="71">
            <text:p>71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32]*[.C32])" office:value-type="float" office:value="1775000">
            <text:p>1,775,000</text:p>
          </table:table-cell>
          <table:table-cell table:style-name="ce21" table:formula="of:=SUM([.D32]*100/110)" office:value-type="float" office:value="1613636.36363636">
            <text:p>1,613,636</text:p>
          </table:table-cell>
          <table:table-cell table:style-name="ce27" table:formula="of:=SUM([.E32]*0.1)" office:value-type="float" office:value="161363.636363636">
            <text:p>161,364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5" office:value-type="float" office:value="94">
            <text:p>94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33]*[.C33])" office:value-type="float" office:value="2350000">
            <text:p>2,350,000</text:p>
          </table:table-cell>
          <table:table-cell table:style-name="ce21" table:formula="of:=SUM([.D33]*100/110)" office:value-type="float" office:value="2136363.63636364">
            <text:p>2,136,364</text:p>
          </table:table-cell>
          <table:table-cell table:style-name="ce27" table:formula="of:=SUM([.E33]*0.1)" office:value-type="float" office:value="213636.363636364">
            <text:p>213,636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5" office:value-type="float" office:value="110">
            <text:p>110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34]*[.C34])" office:value-type="float" office:value="2750000">
            <text:p>2,750,000</text:p>
          </table:table-cell>
          <table:table-cell table:style-name="ce21" table:formula="of:=SUM([.D34]*100/110)" office:value-type="float" office:value="2500000">
            <text:p>2,500,000</text:p>
          </table:table-cell>
          <table:table-cell table:style-name="ce27" table:formula="of:=SUM([.E34]*0.1)" office:value-type="float" office:value="250000">
            <text:p>250,000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5" office:value-type="float" office:value="54">
            <text:p>54</text:p>
          </table:table-cell>
          <table:table-cell table:style-name="ce15" office:value-type="float" office:value="30000">
            <text:p>30,000</text:p>
          </table:table-cell>
          <table:table-cell table:style-name="ce21" table:formula="of:=SUM([.B35]*[.C35])" office:value-type="float" office:value="1620000">
            <text:p>1,620,000</text:p>
          </table:table-cell>
          <table:table-cell table:style-name="ce21" table:formula="of:=SUM([.D35]*100/110)" office:value-type="float" office:value="1472727.27272727">
            <text:p>1,472,727</text:p>
          </table:table-cell>
          <table:table-cell table:style-name="ce27" table:formula="of:=SUM([.E35]*0.1)" office:value-type="float" office:value="147272.727272727">
            <text:p>147,273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5" office:value-type="float" office:value="107">
            <text:p>107</text:p>
          </table:table-cell>
          <table:table-cell table:style-name="ce15" office:value-type="float" office:value="40000">
            <text:p>40,000</text:p>
          </table:table-cell>
          <table:table-cell table:style-name="ce21" table:formula="of:=SUM([.B36]*[.C36])" office:value-type="float" office:value="4280000">
            <text:p>4,280,000</text:p>
          </table:table-cell>
          <table:table-cell table:style-name="ce21" table:formula="of:=SUM([.D36]*100/110)" office:value-type="float" office:value="3890909.09090909">
            <text:p>3,890,909</text:p>
          </table:table-cell>
          <table:table-cell table:style-name="ce27" table:formula="of:=SUM([.E36]*0.1)" office:value-type="float" office:value="389090.909090909">
            <text:p>389,091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6" office:value-type="float" office:value="31">
            <text:p>31</text:p>
          </table:table-cell>
          <table:table-cell table:style-name="ce6" office:value-type="float" office:value="57">
            <text:p>57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37]*[.C37])" office:value-type="float" office:value="2280000">
            <text:p>2,280,000</text:p>
          </table:table-cell>
          <table:table-cell table:style-name="ce25" table:formula="of:=SUM([.D37]*100/110)" office:value-type="float" office:value="2072727.27272727">
            <text:p>2,072,727</text:p>
          </table:table-cell>
          <table:table-cell table:style-name="ce28" table:formula="of:=SUM([.E37]*0.1)" office:value-type="float" office:value="207272.727272727">
            <text:p>207,273</text:p>
          </table:table-cell>
          <table:table-cell table:style-name="ce31" table:number-columns-repeated="1017"/>
          <table:table-cell/>
        </table:table-row>
        <table:table-row table:style-name="ro4">
          <table:table-cell table:style-name="ce7" office:value-type="string">
            <text:p>JML</text:p>
          </table:table-cell>
          <table:table-cell table:style-name="ce11" table:formula="of:=SUM([.B7:.B37])" office:value-type="float" office:value="2841">
            <text:p>2,841</text:p>
          </table:table-cell>
          <table:table-cell table:style-name="ce11"/>
          <table:table-cell table:style-name="ce23" table:formula="of:=SUM([.D7:.D37])" office:value-type="float" office:value="92945000">
            <text:p>92,945,000</text:p>
          </table:table-cell>
          <table:table-cell table:style-name="ce23" table:formula="of:=SUM([.E7:.E37])" office:value-type="float" office:value="84495454.5454545">
            <text:p>84,495,455</text:p>
          </table:table-cell>
          <table:table-cell table:style-name="ce29" table:formula="of:=SUM([.F7:.F37])" office:value-type="float" office:value="8449545.45454545">
            <text:p>8,449,545</text:p>
          </table:table-cell>
          <table:table-cell table:style-name="ce31" table:number-columns-repeated="1017"/>
          <table:table-cell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number number:decimal-places="0" number:min-integer-digits="1" number:grouping="true"/>
      <style:map style:condition="value()&gt;=0" style:apply-style-name="N117P0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6799in" fo:margin-bottom="1.0799in" fo:margin-left="0.4598in" fo:margin-right="0.4799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2/01/2016</text:date>, <text:time>19:0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H_20_6_20_NAS" style:display-name="PageStyle_TH 6 N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1T19:06:52.80</dc:date>
    <meta:generator>OpenOffice.org/3.4.1$Win32 OpenOffice.org_project/341m1$Build-9593</meta:generator>
    <meta:editing-duration>PT8M5S</meta:editing-duration>
    <meta:editing-cycles>2</meta:editing-cycles>
    <meta:document-statistic meta:table-count="1" meta:cell-count="203" meta:object-count="0"/>
  </office:meta>
</office:document-meta>
</file>